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Assamese" svg:font-family="'Lohit Assames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7fb5e" officeooo:paragraph-rsid="0017fb5e" style:font-size-asian="10.5pt"/>
    </style:style>
    <style:style style:name="P2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80290" officeooo:paragraph-rsid="00180290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8edc8" officeooo:paragraph-rsid="0018edc8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a1181" officeooo:paragraph-rsid="001a1181" style:font-size-asian="10.5pt"/>
    </style:style>
    <style:style style:name="P5" style:family="paragraph" style:parent-style-name="Standard">
      <style:paragraph-properties fo:text-align="start" style:justify-single-word="false"/>
      <style:text-properties style:font-name="Lohit Assamese" style:text-underline-style="none" officeooo:rsid="00174fb5" officeooo:paragraph-rsid="00174fb5" style:font-size-asian="10.5pt"/>
    </style:style>
    <style:style style:name="P6" style:family="paragraph" style:parent-style-name="Standard">
      <style:paragraph-properties fo:text-align="start" style:justify-single-word="false"/>
      <style:text-properties style:font-name="Lohit Assamese" style:text-underline-style="none" officeooo:rsid="0017fb5e" officeooo:paragraph-rsid="0017fb5e" style:font-size-asian="10.5pt"/>
    </style:style>
    <style:style style:name="P7" style:family="paragraph" style:parent-style-name="Standard">
      <style:paragraph-properties fo:text-align="start" style:justify-single-word="false"/>
      <style:text-properties style:font-name="Lohit Assamese" style:text-underline-style="none" officeooo:rsid="00180290" officeooo:paragraph-rsid="00180290" style:font-size-asian="10.5pt"/>
    </style:style>
    <style:style style:name="P8" style:family="paragraph" style:parent-style-name="Standard">
      <style:paragraph-properties fo:text-align="start" style:justify-single-word="false"/>
      <style:text-properties style:font-name="Lohit Assamese" style:text-underline-style="none" officeooo:rsid="001a1181" officeooo:paragraph-rsid="001a1181" style:font-size-asian="10.5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ohit Assamese" style:text-underline-style="none" officeooo:rsid="0017fb5e" officeooo:paragraph-rsid="0017fb5e" style:font-size-asian="10.5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ohit Assamese" style:text-underline-style="none" officeooo:rsid="001a1181" officeooo:paragraph-rsid="001a1181" style:font-size-asian="10.5pt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Lohit Assamese" style:text-underline-style="none" officeooo:rsid="00180290" officeooo:paragraph-rsid="00180290" style:font-size-asian="10.5pt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Lohit Assamese" style:text-underline-style="none" officeooo:rsid="0018edc8" officeooo:paragraph-rsid="0018edc8" style:font-size-asian="10.5pt"/>
    </style:style>
    <style:style style:name="P13" style:family="paragraph" style:parent-style-name="Standard" style:list-style-name="L11">
      <style:paragraph-properties fo:text-align="start" style:justify-single-word="false"/>
      <style:text-properties style:font-name="Lohit Assamese" style:text-underline-style="none" officeooo:rsid="0018edc8" officeooo:paragraph-rsid="001bebf9" style:font-size-asian="10.5pt"/>
    </style:style>
    <style:style style:name="P14" style:family="paragraph" style:parent-style-name="Standard">
      <style:paragraph-properties fo:text-align="start" style:justify-single-word="false"/>
      <style:text-properties style:font-name="Lohit Assamese" style:text-underline-style="none" officeooo:rsid="00174fb5" officeooo:paragraph-rsid="001bebf9" style:font-size-asian="10.5pt"/>
    </style:style>
    <style:style style:name="P15" style:family="paragraph" style:parent-style-name="Standard" style:list-style-name="L6">
      <style:paragraph-properties fo:text-align="start" style:justify-single-word="false"/>
      <style:text-properties style:font-name="Lohit Assamese" style:text-underline-style="none" officeooo:rsid="0017fb5e" officeooo:paragraph-rsid="001bebf9" style:font-size-asian="10.5pt"/>
    </style:style>
    <style:style style:name="P16" style:family="paragraph" style:parent-style-name="Standard">
      <style:paragraph-properties fo:text-align="start" style:justify-single-word="false"/>
      <style:text-properties style:font-name="Lohit Assamese" style:text-underline-style="none" officeooo:rsid="0017fb5e" officeooo:paragraph-rsid="001bebf9" style:font-size-asian="10.5pt"/>
    </style:style>
    <style:style style:name="P17" style:family="paragraph" style:parent-style-name="Standard" style:list-style-name="L9">
      <style:paragraph-properties fo:text-align="start" style:justify-single-word="false"/>
      <style:text-properties style:font-name="Lohit Assamese" style:text-underline-style="none" officeooo:rsid="001a1181" officeooo:paragraph-rsid="001bebf9" style:font-size-asian="10.5pt"/>
    </style:style>
    <style:style style:name="P18" style:family="paragraph" style:parent-style-name="Standard">
      <style:paragraph-properties fo:text-align="start" style:justify-single-word="false"/>
      <style:text-properties style:font-name="Lohit Assamese" style:text-underline-style="none" officeooo:rsid="001a1181" officeooo:paragraph-rsid="001bebf9" style:font-size-asian="10.5pt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Lohit Assamese" style:text-underline-style="none" officeooo:rsid="001bce98" officeooo:paragraph-rsid="001bebf9" style:font-size-asian="10.5pt"/>
    </style:style>
    <style:style style:name="P20" style:family="paragraph" style:parent-style-name="Standard" style:list-style-name="L10">
      <style:paragraph-properties fo:text-align="start" style:justify-single-word="false"/>
      <style:text-properties style:font-name="Lohit Assamese" style:text-underline-style="none" officeooo:rsid="00180290" officeooo:paragraph-rsid="001bebf9" style:font-size-asian="10.5pt"/>
    </style:style>
    <style:style style:name="P21" style:family="paragraph" style:parent-style-name="Standard">
      <style:paragraph-properties fo:text-align="start" style:justify-single-word="false"/>
      <style:text-properties style:font-name="Lohit Assamese" style:text-underline-style="none" officeooo:rsid="00180290" officeooo:paragraph-rsid="001bebf9" style:font-size-asian="10.5pt"/>
    </style:style>
    <style:style style:name="P22" style:family="paragraph" style:parent-style-name="Standard">
      <style:paragraph-properties fo:text-align="center" style:justify-single-word="false"/>
      <style:text-properties style:font-name="Lohit Assamese" style:text-underline-style="solid" style:text-underline-width="auto" style:text-underline-color="font-color" officeooo:rsid="00174fb5" officeooo:paragraph-rsid="001bebf9" style:font-size-asian="10.5pt"/>
    </style:style>
    <style:style style:name="P23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7fb5e" officeooo:paragraph-rsid="001bebf9" style:font-size-asian="10.5pt"/>
    </style:style>
    <style:style style:name="P24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a1181" officeooo:paragraph-rsid="001bebf9" style:font-size-asian="10.5pt"/>
    </style:style>
    <style:style style:name="P25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80290" officeooo:paragraph-rsid="001bebf9" style:font-size-asian="10.5pt"/>
    </style:style>
    <style:style style:name="P26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8edc8" officeooo:paragraph-rsid="001bebf9" style:font-size-asian="10.5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achine Learning</text:p>
      <text:p text:style-name="P14"/>
      <text:p text:style-name="P14">1858893 – Molefe Molefe</text:p>
      <text:p text:style-name="P14">..... - Shameel Motaung</text:p>
      <text:p text:style-name="P14">... - Siraj Motaung</text:p>
      <text:p text:style-name="P14"/>
      <text:p text:style-name="P14"/>
      <text:p text:style-name="P23">Algorithms:</text:p>
      <text:list xml:id="list2248927361" text:style-name="L6">
        <text:list-item>
          <text:p text:style-name="P15">Random Forests</text:p>
        </text:list-item>
        <text:list-item>
          <text:p text:style-name="P15">K-Nearest Neighbours</text:p>
        </text:list-item>
        <text:list-item>
          <text:p text:style-name="P15">Naive Bayes</text:p>
        </text:list-item>
      </text:list>
      <text:p text:style-name="P16"/>
      <text:p text:style-name="P24">Random Forest</text:p>
      <text:p text:style-name="P18"><text:tab/><text:span text:style-name="T1">Step One</text:span></text:p>
      <text:list xml:id="list2397263098" text:style-name="L9">
        <text:list-item>
          <text:p text:style-name="P17">Create python file </text:p>
        </text:list-item>
        <text:list-item>
          <text:p text:style-name="P17">Create python dataset from Rajin example</text:p>
        </text:list-item>
        <text:list-item>
          <text:p text:style-name="P19">Use Pandas to organize orignal dataset</text:p>
        </text:list-item>
        <text:list-item>
          <text:p text:style-name="P17">Create a bootstrap method</text:p>
          <text:p text:style-name="P17"/>
        </text:list-item>
      </text:list>
      <text:p text:style-name="P16"/>
      <text:p text:style-name="P16"/>
      <text:p text:style-name="P25">My To-Do List:</text:p>
      <text:list xml:id="list1151303674" text:style-name="L10">
        <text:list-item>
          <text:p text:style-name="P20">Finish python course tutorial on decision trees for Random Forests.</text:p>
        </text:list-item>
        <text:list-item>
          <text:p text:style-name="P20">Write own code and algorithm</text:p>
        </text:list-item>
      </text:list>
      <text:p text:style-name="P21"/>
      <text:p text:style-name="P21"/>
      <text:p text:style-name="P26">List of helpful resources</text:p>
      <text:list xml:id="list3369208596" text:style-name="L11">
        <text:list-item>
          <text:p text:style-name="P13">Ranji Raj</text:p>
          <text:list>
            <text:list-item>
              <text:p text:style-name="P13"><text:a xlink:type="simple" xlink:href="https://www.youtube.com/watch?v=p2arCEdJ8Fk" text:style-name="Internet_20_link" text:visited-style-name="Visited_20_Internet_20_Link">https://www.youtube.com/watch?v=p2arCEdJ8Fk</text:a></text:p>
            </text:list-item>
          </text:list>
        </text:list-item>
        <text:list-item>
          <text:p text:style-name="P13">Siraj Raval</text:p>
          <text:list>
            <text:list-item>
              <text:p text:style-name="P13"><text:a xlink:type="simple" xlink:href="https://github.com/llSourcell/random_forests/blob/master/Random%20Forests%20.ipynb" text:style-name="Internet_20_link" text:visited-style-name="Visited_20_Internet_20_Link">https://github.com/llSourcell/random_forests/blob/master/Random%20Forests%20.ipynb</text:a></text:p>
            </text:list-item>
            <text:list-item>
              <text:p text:style-name="P13">use as check for the correct answers</text:p>
            </text:list-item>
          </text:list>
        </text:list-item>
        <text:list-item>
          <text:p text:style-name="P13">Python Course</text:p>
          <text:list>
            <text:list-item>
              <text:p text:style-name="P13"><text:a xlink:type="simple" xlink:href="https://www.python-course.eu/Random_Forests.php" text:style-name="Internet_20_link" text:visited-style-name="Visited_20_Internet_20_Link">https://www.python-course.eu/Random_Forests.php</text:a></text:p>
            </text:list-item>
            <text:list-item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Assamese" svg:font-family="'Lohit Assames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7:59:53.008155462</meta:creation-date>
    <meta:generator>LibreOffice/6.0.7.3$Linux_X86_64 LibreOffice_project/00m0$Build-3</meta:generator>
    <dc:date>2020-04-03T19:36:53.838135747</dc:date>
    <meta:editing-duration>PT1H15M10S</meta:editing-duration>
    <meta:editing-cycles>5</meta:editing-cycles>
    <meta:document-statistic meta:table-count="0" meta:image-count="0" meta:object-count="0" meta:page-count="1" meta:paragraph-count="27" meta:word-count="99" meta:character-count="674" meta:non-whitespace-character-count="615"/>
  </office:meta>
</office:document-meta>
</file>